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pd1" office:value-type="string" calcext:value-type="string">
            <text:p>Tamaño pantalla (pulgadas)</text:p>
          </table:table-cell>
          <table:table-cell table:style-name="pd1" office:value-type="string" calcext:value-type="string">
            <text:p>Almacenamiento</text:p>
          </table:table-cell>
          <table:table-cell table:style-name="pd1" office:value-type="string" calcext:value-type="string">
            <text:p>Memoria RAM</text:p>
          </table:table-cell>
          <table:table-cell table:style-name="pd1" office:value-type="string" calcext:value-type="string">
            <text:p>Resolución</text:p>
          </table:table-cell>
          <table:table-cell table:style-name="pd1" office:value-type="string" calcext:value-type="string">
            <text:p>Año de lanzamiento</text:p>
          </table:table-cell>
          <table:table-cell table:style-name="pd1" office:value-type="string" calcext:value-type="string">
            <text:p>Definición de la cámara trasera</text:p>
          </table:table-cell>
          <table:table-cell table:style-name="pd1" office:value-type="string" calcext:value-type="string">
            <text:p>iPad</text:p>
          </table:table-cell>
          <table:table-cell table:style-name="pd1" office:value-type="string" calcext:value-type="string">
            <text:p>iPad Pro</text:p>
          </table:table-cell>
          <table:table-cell table:style-name="pd1" office:value-type="string" calcext:value-type="string">
            <text:p>iPad Air</text:p>
          </table:table-cell>
          <table:table-cell table:style-name="pd1" office:value-type="string" calcext:value-type="string">
            <text:p>iPad mini</text:p>
          </table:table-cell>
          <table:table-cell table:style-name="pd1" office:value-type="string" calcext:value-type="string">
            <text:p>Galaxy Tab</text:p>
          </table:table-cell>
          <table:table-cell table:style-name="pd1" office:value-type="string" calcext:value-type="string">
            <text:p>Other</text:p>
          </table:table-cell>
          <table:table-cell table:style-name="pd1" office:value-type="string" calcext:value-type="string">
            <text:p>MinPrice</text:p>
          </table:table-cell>
          <table:table-cell table:style-name="pd1" office:value-type="string" calcext:value-type="string">
            <text:p>MaxPrice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 office:value-type="float" office:value="1415" calcext:value-type="float">
            <text:p>1415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520" calcext:value-type="float">
            <text:p>152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359" calcext:value-type="float">
            <text:p>135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85" calcext:value-type="float">
            <text:p>1485</text:p>
          </table:table-cell>
          <table:table-cell office:value-type="float" office:value="1493" calcext:value-type="float">
            <text:p>1493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 office:value-type="float" office:value="1379" calcext:value-type="float">
            <text:p>137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732" calcext:value-type="float">
            <text:p>2732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 office:value-type="float" office:value="1377" calcext:value-type="float">
            <text:p>137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309" calcext:value-type="float">
            <text:p>130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262" calcext:value-type="float">
            <text:p>1262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65" calcext:value-type="float">
            <text:p>96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13" calcext:value-type="float">
            <text:p>913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06" calcext:value-type="float">
            <text:p>1006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160" calcext:value-type="float">
            <text:p>216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12,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string" calcext:value-type="string">
            <text:p>12,4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2560" calcext:value-type="float">
            <text:p>25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249" calcext:value-type="float">
            <text:p>124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string" calcext:value-type="string">
            <text:p>11,5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560" calcext:value-type="float">
            <text:p>2560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4" calcext:value-type="float">
            <text:p>85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2388" calcext:value-type="float">
            <text:p>2388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49" calcext:value-type="float">
            <text:p>1049</text:p>
          </table:table-cell>
        </table:table-row>
        <table:table-row table:style-name="ro1">
          <table:table-cell office:value-type="string" calcext:value-type="string">
            <text:p>12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13" calcext:value-type="float">
            <text:p>813</text:p>
          </table:table-cell>
        </table:table-row>
        <table:table-row table:style-name="ro1">
          <table:table-cell office:value-type="string" calcext:value-type="string">
            <text:p>12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12,4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800" calcext:value-type="float">
            <text:p>28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2560" calcext:value-type="float">
            <text:p>25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39" calcext:value-type="float">
            <text:p>93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15" calcext:value-type="float">
            <text:p>1015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12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10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4" calcext:value-type="float">
            <text:p>66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88" calcext:value-type="float">
            <text:p>2388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68" calcext:value-type="float">
            <text:p>568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10" calcext:value-type="float">
            <text:p>910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865" calcext:value-type="float">
            <text:p>865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10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360" calcext:value-type="float">
            <text:p>236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99" calcext:value-type="float">
            <text:p>899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29" calcext:value-type="float">
            <text:p>629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46" calcext:value-type="float">
            <text:p>746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65" calcext:value-type="float">
            <text:p>665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868" calcext:value-type="float">
            <text:p>868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 office:value-type="float" office:value="853" calcext:value-type="float">
            <text:p>853</text:p>
          </table:table-cell>
        </table:table-row>
        <table:table-row table:style-name="ro1">
          <table:table-cell office:value-type="string" calcext:value-type="string">
            <text:p>8.3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66" calcext:value-type="float">
            <text:p>2266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04" calcext:value-type="float">
            <text:p>804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08" calcext:value-type="float">
            <text:p>1108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224" calcext:value-type="float">
            <text:p>2224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160" calcext:value-type="float">
            <text:p>2160</text:p>
          </table:table-cell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12.9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732" calcext:value-type="float">
            <text:p>2732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148" calcext:value-type="float">
            <text:p>1148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12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12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10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10,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560" calcext:value-type="float">
            <text:p>256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10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10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10,4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2022" calcext:value-type="float">
            <text:p>202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10.3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10,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10,3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12,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560" calcext:value-type="float">
            <text:p>2560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10.5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224" calcext:value-type="float">
            <text:p>2224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44" calcext:value-type="float">
            <text:p>544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2160" calcext:value-type="float">
            <text:p>2160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9,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10.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732" calcext:value-type="float">
            <text:p>273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5" calcext:value-type="float">
            <text:p>505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33" calcext:value-type="float">
            <text:p>533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89" calcext:value-type="float">
            <text:p>48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9,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8,7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340" calcext:value-type="float">
            <text:p>1340</text:p>
          </table:table-cell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280" calcext:value-type="float">
            <text:p>128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10.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10,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10,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10.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10,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48" calcext:value-type="float">
            <text:p>2048</text:p>
          </table:table-cell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80" calcext:value-type="float">
            <text:p>1280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20" calcext:value-type="float">
            <text:p>1920</text:p>
          </table:table-cell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7" calcext:value-type="float">
            <text:p>1187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 office:value-type="float" office:value="1648" calcext:value-type="float">
            <text:p>1648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2388" calcext:value-type="float">
            <text:p>2388</text:p>
          </table:table-cell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 office:value-type="float" office:value="1472" calcext:value-type="float">
            <text:p>1472</text:p>
          </table:table-cell>
        </table:table-row>
        <table:table-row table:style-name="ro1">
          <table:table-cell office:value-type="string" calcext:value-type="string">
            <text:p>9,6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9,7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024" calcext:value-type="float">
            <text:p>1024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.5</text:p>
          </table:table-cell>
          <table:table-cell office:value-type="float" office:value="1280" calcext:value-type="float">
            <text:p>1280</text:p>
          </table:table-cell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9,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9.7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10,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7.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6482" meta:object-count="0"/>
  </office:meta>
</office:document-meta>
</file>